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9d8047" style:font-name-asian="Droid Sans Fallback" style:font-size-asian="8pt" style:font-weight-asian="normal" style:font-size-complex="8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9f0c45" style:font-name-asian="Droid Sans Fallback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b1d691" style:font-name-asian="Droid Sans Fallback" style:font-size-asian="8pt" style:font-weight-asian="normal" style:font-size-complex="8pt" style:font-weight-complex="normal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b35cec" style:font-name-asian="Droid Sans Fallback" style:font-size-asian="8pt" style:font-weight-asian="normal" style:font-size-complex="8pt" style:font-weight-complex="normal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b87cec" style:font-name-asian="Droid Sans Fallback" style:font-size-asian="8pt" style:font-weight-asian="normal" style:font-size-complex="8pt" style:font-weight-complex="normal"/>
    </style:style>
    <style:style style:name="P8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bb810a" style:font-name-asian="Droid Sans Fallback" style:font-size-asian="8pt" style:font-weight-asian="normal" style:font-size-complex="8pt" style:font-weight-complex="normal"/>
    </style:style>
    <style:style style:name="P9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c1133f" style:font-name-asian="Droid Sans Fallback" style:font-size-asian="8pt" style:font-weight-asian="normal" style:font-size-complex="8pt" style:font-weight-complex="normal"/>
    </style:style>
    <style:style style:name="P10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c3e7c6" style:font-name-asian="Droid Sans Fallback" style:font-size-asian="8pt" style:font-weight-asian="normal" style:font-size-complex="8pt" style:font-weight-complex="normal"/>
    </style:style>
    <style:style style:name="P1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c42cbf" style:font-name-asian="Droid Sans Fallback" style:font-size-asian="8pt" style:font-weight-asian="normal" style:font-size-complex="8pt" style:font-weight-complex="normal"/>
    </style:style>
    <style:style style:name="P12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cfb7a7" officeooo:paragraph-rsid="00cfb7a7" style:font-name-asian="Droid Sans Fallback" style:font-size-asian="8pt" style:font-weight-asian="normal" style:font-size-complex="8pt" style:font-weight-complex="normal"/>
    </style:style>
    <style:style style:name="P13" style:family="paragraph" style:parent-style-name="Text_20_body">
      <style:paragraph-properties fo:margin-top="0in" fo:margin-bottom="0in" loext:contextual-spacing="false" fo:text-align="start" style:justify-single-word="false"/>
      <style:text-properties fo:font-size="16pt" fo:font-weight="bold" officeooo:rsid="008bf16d" officeooo:paragraph-rsid="008bf16d" style:font-name-asian="DejaVu Math TeX Gyre" style:font-size-asian="16pt" style:font-weight-asian="bold" style:font-size-complex="16pt" style:font-weight-complex="bold"/>
    </style:style>
    <style:style style:name="P14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dc2280" officeooo:paragraph-rsid="00dc2280" style:font-name-asian="Droid Sans Fallback" style:font-size-asian="8pt" style:font-weight-asian="normal" style:font-size-complex="8pt" style:font-weight-complex="normal"/>
    </style:style>
    <style:style style:name="P15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dd5b10" style:font-name-asian="Droid Sans Fallback" style:font-size-asian="8pt" style:font-weight-asian="normal" style:font-size-complex="8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愛不釋手</text:p>
      <text:p text:style-name="P2"/>
      <text:p text:style-name="P2"/>
      <text:p text:style-name="P2">如果</text:p>
      <text:p text:style-name="P2">把世界的記憶</text:p>
      <text:p text:style-name="P2">濃縮成幾小時</text:p>
      <text:p text:style-name="P2">你會做什麼</text:p>
      <text:p text:style-name="P1"/>
      <text:p text:style-name="P1">我想</text:p>
      <text:p text:style-name="P1">我會</text:p>
      <text:p text:style-name="P8">反覆循環</text:p>
      <text:p text:style-name="P1">循環反覆地</text:p>
      <text:p text:style-name="P5">看着</text:p>
      <text:p text:style-name="P5">聽着</text:p>
      <text:p text:style-name="P1">你送給人間的</text:p>
      <text:p text:style-name="P14">音樂蘭亭序</text:p>
      <text:p text:style-name="P1"/>
      <text:p text:style-name="P15">像唐太宗那樣</text:p>
      <text:p text:style-name="P15">愛</text:p>
      <text:p text:style-name="P6">不釋手</text:p>
      <text:p text:style-name="P1"/>
      <text:p text:style-name="P1">歲月有青春</text:p>
      <text:p text:style-name="P1">而歌聲</text:p>
      <text:p text:style-name="P1">也有歲月</text:p>
      <text:p text:style-name="P1"/>
      <text:p text:style-name="P1">青澀的年華</text:p>
      <text:p text:style-name="P1">唱着青春的風采</text:p>
      <text:p text:style-name="P1">即使只有一把琴</text:p>
      <text:p text:style-name="P1">低吟淺唱</text:p>
      <text:p text:style-name="P1">無需過多的技巧</text:p>
      <text:p text:style-name="P1">歲月的歌喉帶着真情</text:p>
      <text:p text:style-name="P1">近乎清唱地</text:p>
      <text:p text:style-name="P1">把動人的旋律</text:p>
      <text:p text:style-name="P1">一絲一絲</text:p>
      <text:p text:style-name="P1">唱入心懷</text:p>
      <text:p text:style-name="P1">那些經典的歲月歌聲</text:p>
      <text:p text:style-name="P1">連歌者本人</text:p>
      <text:p text:style-name="P1">在往後的時光</text:p>
      <text:p text:style-name="P1">也難重現</text:p>
      <text:p text:style-name="P1">當初的味道</text:p>
      <text:p text:style-name="P1"/>
      <text:p text:style-name="P1">也因此</text:p>
      <text:p text:style-name="P3">才有了</text:p>
      <text:p text:style-name="P4">珍貴的絕響</text:p>
      <text:p text:style-name="P1"/>
      <text:p text:style-name="P1">而你</text:p>
      <text:p text:style-name="P1">就猶如</text:p>
      <text:p text:style-name="P1">神栽在人間</text:p>
      <text:p text:style-name="P1">的</text:p>
      <text:p text:style-name="P1">一朵</text:p>
      <text:p text:style-name="P1">玫瑰</text:p>
      <text:p text:style-name="P1"/>
      <text:p text:style-name="P7">成了</text:p>
      <text:p text:style-name="P7">獨一無二的驚豔</text:p>
      <text:p text:style-name="P1"/>
      <text:p text:style-name="P1">如果世界無處可逃</text:p>
      <text:p text:style-name="P9">我情願</text:p>
      <text:p text:style-name="P9">躲進你的歌聲裏</text:p>
      <text:p text:style-name="P1">當着是生命的輓歌</text:p>
      <text:p text:style-name="P1">在歌聲裏</text:p>
      <text:p text:style-name="P1">做着西行的夢</text:p>
      <text:p text:style-name="P1"/>
      <text:p text:style-name="P1">在西行的夢裡</text:p>
      <text:p text:style-name="P1">夢想你是女兒國的國王</text:p>
      <text:p text:style-name="P1">而我是神眷憐的小幸運</text:p>
      <text:p text:style-name="P1">幸運地成爲</text:p>
      <text:p text:style-name="P1">你垂愛的袈裟僧人</text:p>
      <text:p text:style-name="P1"/>
      <text:p text:style-name="P1">我期盼着</text:p>
      <text:p text:style-name="P1">永遠地期盼着</text:p>
      <text:p text:style-name="P1">這一路向西</text:p>
      <text:p text:style-name="P10">永遠</text:p>
      <text:p text:style-name="P11">永遠</text:p>
      <text:p text:style-name="P11">到不了西邊</text:p>
      <text:p text:style-name="P1">一直在夢想起航的大唐</text:p>
      <text:p text:style-name="P1">一個我們都熱愛着的</text:p>
      <text:p text:style-name="P1">夢想之境</text:p>
      <text:p text:style-name="P1"/>
      <text:p text:style-name="P1"/>
      <text:p text:style-name="P1"/>
      <text:p text:style-name="P12">########</text:p>
      <text:p text:style-name="P12">愈小的異國，愈容易遭到封鎖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0-15T14:27:11.711956859</dc:date>
    <meta:editing-duration>PT5H16M36S</meta:editing-duration>
    <meta:editing-cycles>192</meta:editing-cycles>
    <meta:document-statistic meta:table-count="0" meta:image-count="0" meta:object-count="0" meta:page-count="1" meta:paragraph-count="67" meta:word-count="331" meta:character-count="338" meta:non-whitespace-character-count="338"/>
  </office:meta>
</office:document-meta>
</file>